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9.457cm" svg:y="1.108cm">
            <draw:object draw:notify-on-update-of-ranges="Лист1.A2:Лист1.A10 Лист1.B1:Лист1.B1 Лист1.B2:Лист1.B10 Лист1.C1:Лист1.C1 Лист1.C2:Лист1.C10 Лист1.D1:Лист1.D1 Лист1.D2:Лист1.D10 Лист1.E1:Лист1.E1 Лист1.E2:Лист1.E10 Лист1.F1:Лист1.F1 Лист1.F2:Лист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661cm" svg:y="11.051cm">
            <draw:object draw:notify-on-update-of-ranges="Лист1.A14:Лист1.A22 Лист1.B1:Лист1.B1 Лист1.B14:Лист1.B22 Лист1.C1:Лист1.C1 Лист1.C14:Лист1.C22 Лист1.D1:Лист1.D1 Лист1.D14:Лист1.D22 Лист1.E1:Лист1.E1 Лист1.E14:Лист1.E22 Лист1.F1:Лист1.F1 Лист1.F14:Лист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Размерность</text:p>
          </table:table-cell>
          <table:table-cell office:value-type="string" calcext:value-type="string">
            <text:p>Доля МAPE&gt;1</text:p>
          </table:table-cell>
          <table:table-cell office:value-type="string" calcext:value-type="string">
            <text:p>MAPE(адп.)</text:p>
          </table:table-cell>
          <table:table-cell office:value-type="string" calcext:value-type="string">
            <text:p>MAPE(прог.)</text:p>
          </table:table-cell>
          <table:table-cell office:value-type="string" calcext:value-type="string">
            <text:p>Сред. Отн. Ошибка (адп.)</text:p>
          </table:table-cell>
          <table:table-cell office:value-type="string" calcext:value-type="string">
            <text:p>Сред. Отн. Ошибка (прог.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2]/64" office:value-type="float" office:value="0" calcext:value-type="float">
            <text:p>0</text:p>
          </table:table-cell>
          <table:table-cell office:value-type="float" office:value="0.053663709514848" calcext:value-type="float">
            <text:p>0,053663709514848</text:p>
          </table:table-cell>
          <table:table-cell office:value-type="float" office:value="0.21673140390235" calcext:value-type="float">
            <text:p>0,21673140390235</text:p>
          </table:table-cell>
          <table:table-cell office:value-type="float" office:value="0.0190021727453426" calcext:value-type="float">
            <text:p>0,019002172745343</text:p>
          </table:table-cell>
          <table:table-cell office:value-type="float" office:value="0.0172449444322029" calcext:value-type="float">
            <text:p>0,01724494443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3]/64" office:value-type="float" office:value="0" calcext:value-type="float">
            <text:p>0</text:p>
          </table:table-cell>
          <table:table-cell office:value-type="float" office:value="0.0359128729521007" calcext:value-type="float">
            <text:p>0,035912872952101</text:p>
          </table:table-cell>
          <table:table-cell office:value-type="float" office:value="0.19912870498747" calcext:value-type="float">
            <text:p>0,19912870498747</text:p>
          </table:table-cell>
          <table:table-cell office:value-type="float" office:value="0.0157424322756583" calcext:value-type="float">
            <text:p>0,015742432275658</text:p>
          </table:table-cell>
          <table:table-cell office:value-type="float" office:value="0.01725814852786" calcext:value-type="float">
            <text:p>0,0172581485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4]/64" office:value-type="float" office:value="0" calcext:value-type="float">
            <text:p>0</text:p>
          </table:table-cell>
          <table:table-cell office:value-type="float" office:value="0.0248617426864769" calcext:value-type="float">
            <text:p>0,024861742686477</text:p>
          </table:table-cell>
          <table:table-cell office:value-type="float" office:value="0.184017736809287" calcext:value-type="float">
            <text:p>0,184017736809287</text:p>
          </table:table-cell>
          <table:table-cell office:value-type="float" office:value="0.0131792588301431" calcext:value-type="float">
            <text:p>0,013179258830143</text:p>
          </table:table-cell>
          <table:table-cell office:value-type="float" office:value="0.0189469798382843" calcext:value-type="float">
            <text:p>0,018946979838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5]/64" office:value-type="float" office:value="0" calcext:value-type="float">
            <text:p>0</text:p>
          </table:table-cell>
          <table:table-cell office:value-type="float" office:value="0.0175748746577702" calcext:value-type="float">
            <text:p>0,01757487465777</text:p>
          </table:table-cell>
          <table:table-cell office:value-type="float" office:value="0.166242822953718" calcext:value-type="float">
            <text:p>0,166242822953718</text:p>
          </table:table-cell>
          <table:table-cell office:value-type="float" office:value="0.0108020013645336" calcext:value-type="float">
            <text:p>0,010802001364534</text:p>
          </table:table-cell>
          <table:table-cell office:value-type="float" office:value="0.0212157733507045" calcext:value-type="float">
            <text:p>0,02121577335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6]/64" office:value-type="float" office:value="0" calcext:value-type="float">
            <text:p>0</text:p>
          </table:table-cell>
          <table:table-cell office:value-type="float" office:value="0.0129656312971579" calcext:value-type="float">
            <text:p>0,012965631297158</text:p>
          </table:table-cell>
          <table:table-cell office:value-type="float" office:value="0.145769841166889" calcext:value-type="float">
            <text:p>0,145769841166889</text:p>
          </table:table-cell>
          <table:table-cell office:value-type="float" office:value="0.00911237144166129" calcext:value-type="float">
            <text:p>0,009112371441661</text:p>
          </table:table-cell>
          <table:table-cell office:value-type="float" office:value="0.0281247721347587" calcext:value-type="float">
            <text:p>0,028124772134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7]/64" office:value-type="float" office:value="0" calcext:value-type="float">
            <text:p>0</text:p>
          </table:table-cell>
          <table:table-cell office:value-type="float" office:value="0.0108719141926785" calcext:value-type="float">
            <text:p>0,010871914192679</text:p>
          </table:table-cell>
          <table:table-cell office:value-type="float" office:value="0.138706386721912" calcext:value-type="float">
            <text:p>0,138706386721912</text:p>
          </table:table-cell>
          <table:table-cell office:value-type="float" office:value="0.00840542599686176" calcext:value-type="float">
            <text:p>0,008405425996862</text:p>
          </table:table-cell>
          <table:table-cell office:value-type="float" office:value="0.0563034485448993" calcext:value-type="float">
            <text:p>0,056303448544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8]/64" office:value-type="float" office:value="0" calcext:value-type="float">
            <text:p>0</text:p>
          </table:table-cell>
          <table:table-cell office:value-type="float" office:value="0.0100968304042384" calcext:value-type="float">
            <text:p>0,010096830404239</text:p>
          </table:table-cell>
          <table:table-cell office:value-type="float" office:value="0.138216637070422" calcext:value-type="float">
            <text:p>0,138216637070422</text:p>
          </table:table-cell>
          <table:table-cell office:value-type="float" office:value="0.00845792944261613" calcext:value-type="float">
            <text:p>0,008457929442616</text:p>
          </table:table-cell>
          <table:table-cell office:value-type="float" office:value="0.122375478384467" calcext:value-type="float">
            <text:p>0,122375478384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9]/64" office:value-type="float" office:value="0.046875" calcext:value-type="float">
            <text:p>0,046875</text:p>
          </table:table-cell>
          <table:table-cell office:value-type="float" office:value="0.00994915925174371" calcext:value-type="float">
            <text:p>0,009949159251744</text:p>
          </table:table-cell>
          <table:table-cell office:value-type="float" office:value="0.151410512735436" calcext:value-type="float">
            <text:p>0,151410512735436</text:p>
          </table:table-cell>
          <table:table-cell office:value-type="float" office:value="0.00889763723237857" calcext:value-type="float">
            <text:p>0,008897637232379</text:p>
          </table:table-cell>
          <table:table-cell office:value-type="float" office:value="0.401104348739676" calcext:value-type="float">
            <text:p>0,401104348739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10]/64" office:value-type="float" office:value="0.09375" calcext:value-type="float">
            <text:p>0,09375</text:p>
          </table:table-cell>
          <table:table-cell office:value-type="float" office:value="0.00989366978686776" calcext:value-type="float">
            <text:p>0,009893669786868</text:p>
          </table:table-cell>
          <table:table-cell office:value-type="float" office:value="0.17459793226021" calcext:value-type="float">
            <text:p>0,17459793226021</text:p>
          </table:table-cell>
          <table:table-cell office:value-type="float" office:value="0.00921852177535623" calcext:value-type="float">
            <text:p>0,009218521775356</text:p>
          </table:table-cell>
          <table:table-cell office:value-type="float" office:value="0.694678132409106" calcext:value-type="float">
            <text:p>0,69467813240910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G14]/64" office:value-type="float" office:value="0.15625" calcext:value-type="float">
            <text:p>0,15625</text:p>
          </table:table-cell>
          <table:table-cell table:style-name="ce1" office:value-type="float" office:value="0.0232300980050699" calcext:value-type="float">
            <text:p>0,0232</text:p>
          </table:table-cell>
          <table:table-cell office:value-type="float" office:value="0.295875953624964" calcext:value-type="float">
            <text:p>0,295875953624964</text:p>
          </table:table-cell>
          <table:table-cell office:value-type="float" office:value="0.00686635788762924" calcext:value-type="float">
            <text:p>0,006866357887629</text:p>
          </table:table-cell>
          <table:table-cell office:value-type="float" office:value="9.57391437195762" calcext:value-type="float">
            <text:p>9,57391437195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G15]/64" office:value-type="float" office:value="0.09375" calcext:value-type="float">
            <text:p>0,09375</text:p>
          </table:table-cell>
          <table:table-cell table:style-name="ce1" office:value-type="float" office:value="0.0183685966839631" calcext:value-type="float">
            <text:p>0,0184</text:p>
          </table:table-cell>
          <table:table-cell office:value-type="float" office:value="0.256721904772871" calcext:value-type="float">
            <text:p>0,256721904772871</text:p>
          </table:table-cell>
          <table:table-cell office:value-type="float" office:value="0.00562693461870832" calcext:value-type="float">
            <text:p>0,005626934618708</text:p>
          </table:table-cell>
          <table:table-cell office:value-type="float" office:value="4.44002526172977" calcext:value-type="float">
            <text:p>4,440025261729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G16]/64" office:value-type="float" office:value="0.03125" calcext:value-type="float">
            <text:p>0,03125</text:p>
          </table:table-cell>
          <table:table-cell table:style-name="ce1" office:value-type="float" office:value="0.0130020028324724" calcext:value-type="float">
            <text:p>0,0130</text:p>
          </table:table-cell>
          <table:table-cell office:value-type="float" office:value="0.226755119471524" calcext:value-type="float">
            <text:p>0,226755119471524</text:p>
          </table:table-cell>
          <table:table-cell office:value-type="float" office:value="0.0043963230082347" calcext:value-type="float">
            <text:p>0,004396323008235</text:p>
          </table:table-cell>
          <table:table-cell office:value-type="float" office:value="4.19050548481889" calcext:value-type="float">
            <text:p>4,19050548481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G17]/64" office:value-type="float" office:value="0.046875" calcext:value-type="float">
            <text:p>0,046875</text:p>
          </table:table-cell>
          <table:table-cell table:style-name="ce1" office:value-type="float" office:value="0.00927589150046596" calcext:value-type="float">
            <text:p>0,0093</text:p>
          </table:table-cell>
          <table:table-cell office:value-type="float" office:value="0.200838305301202" calcext:value-type="float">
            <text:p>0,200838305301202</text:p>
          </table:table-cell>
          <table:table-cell office:value-type="float" office:value="0.00335305972210048" calcext:value-type="float">
            <text:p>0,0033530597221</text:p>
          </table:table-cell>
          <table:table-cell office:value-type="float" office:value="2.99619661611906" calcext:value-type="float">
            <text:p>2,99619661611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18]/64" office:value-type="float" office:value="0.078125" calcext:value-type="float">
            <text:p>0,078125</text:p>
          </table:table-cell>
          <table:table-cell table:style-name="ce1" office:value-type="float" office:value="0.00696583073829027" calcext:value-type="float">
            <text:p>0,0070</text:p>
          </table:table-cell>
          <table:table-cell office:value-type="float" office:value="0.181390832821225" calcext:value-type="float">
            <text:p>0,181390832821225</text:p>
          </table:table-cell>
          <table:table-cell office:value-type="float" office:value="0.0025338391708402" calcext:value-type="float">
            <text:p>0,00253383917084</text:p>
          </table:table-cell>
          <table:table-cell office:value-type="float" office:value="2.01113374711462" calcext:value-type="float">
            <text:p>2,01113374711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G19]/64" office:value-type="float" office:value="0.078125" calcext:value-type="float">
            <text:p>0,078125</text:p>
          </table:table-cell>
          <table:table-cell table:style-name="ce1" office:value-type="float" office:value="0.00462978100997047" calcext:value-type="float">
            <text:p>0,0046</text:p>
          </table:table-cell>
          <table:table-cell office:value-type="float" office:value="0.130545736707164" calcext:value-type="float">
            <text:p>0,130545736707164</text:p>
          </table:table-cell>
          <table:table-cell office:value-type="float" office:value="0.00177584156891213" calcext:value-type="float">
            <text:p>0,001775841568912</text:p>
          </table:table-cell>
          <table:table-cell office:value-type="float" office:value="0.979855146803397" calcext:value-type="float">
            <text:p>0,9798551468033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G20]/64" office:value-type="float" office:value="0.015625" calcext:value-type="float">
            <text:p>0,015625</text:p>
          </table:table-cell>
          <table:table-cell table:style-name="ce1" office:value-type="float" office:value="0.00327795382125649" calcext:value-type="float">
            <text:p>0,0033</text:p>
          </table:table-cell>
          <table:table-cell office:value-type="float" office:value="0.110292920844459" calcext:value-type="float">
            <text:p>0,110292920844459</text:p>
          </table:table-cell>
          <table:table-cell office:value-type="float" office:value="0.00130681979711368" calcext:value-type="float">
            <text:p>0,001306819797114</text:p>
          </table:table-cell>
          <table:table-cell office:value-type="float" office:value="0.179387094333712" calcext:value-type="float">
            <text:p>0,179387094333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G21]/64" office:value-type="float" office:value="0.015625" calcext:value-type="float">
            <text:p>0,015625</text:p>
          </table:table-cell>
          <table:table-cell table:style-name="ce1" office:value-type="float" office:value="0.00268633411764037" calcext:value-type="float">
            <text:p>0,0027</text:p>
          </table:table-cell>
          <table:table-cell office:value-type="float" office:value="0.106876605123791" calcext:value-type="float">
            <text:p>0,106876605123791</text:p>
          </table:table-cell>
          <table:table-cell office:value-type="float" office:value="0.00106651598382967" calcext:value-type="float">
            <text:p>0,00106651598383</text:p>
          </table:table-cell>
          <table:table-cell office:value-type="float" office:value="0.0462967232417072" calcext:value-type="float">
            <text:p>0,046296723241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G22]/64" office:value-type="float" office:value="0.15625" calcext:value-type="float">
            <text:p>0,15625</text:p>
          </table:table-cell>
          <table:table-cell table:style-name="ce1" office:value-type="float" office:value="0.00252801357293317" calcext:value-type="float">
            <text:p>0,0025</text:p>
          </table:table-cell>
          <table:table-cell office:value-type="float" office:value="0.133641088890799" calcext:value-type="float">
            <text:p>0,133641088890799</text:p>
          </table:table-cell>
          <table:table-cell office:value-type="float" office:value="0.00103066179760972" calcext:value-type="float">
            <text:p>0,00103066179761</text:p>
          </table:table-cell>
          <table:table-cell office:value-type="float" office:value="0.070929879333393" calcext:value-type="float">
            <text:p>0,07092987933339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6:14:57.261848272</meta:creation-date>
    <dc:date>2023-10-06T14:18:14.703171513</dc:date>
    <meta:editing-duration>PT22M</meta:editing-duration>
    <meta:editing-cycles>3</meta:editing-cycles>
    <meta:generator>LibreOffice/6.4.7.2$Linux_X86_64 LibreOffice_project/40$Build-2</meta:generator>
    <meta:document-statistic meta:table-count="1" meta:cell-count="1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d70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12cm" svg:y="0.185cm" style:legend-expansion="wide" chart:style-name="ch2"/>
        <chart:plot-area chart:style-name="ch3" table:cell-range-address="Лист1.A1:Лист1.F10" chart:data-source-has-labels="both" svg:x="1.331cm" svg:y="1.959cm" svg:width="13.468cm" svg:height="5.88cm">
          <chartooo:coordinate-region svg:x="2.243cm" svg:y="2.158cm" svg:width="11.828cm" svg:height="5.034cm"/>
          <chart:axis chart:dimension="x" chart:name="primary-x" chart:style-name="ch4" chartooo:axis-type="auto">
            <chartooo:date-scale/>
            <chart:title svg:x="7.029cm" svg:y="8.019cm" chart:style-name="ch5">
              <text:p>Размерность</text:p>
            </chart:title>
            <chart:categories table:cell-range-address="Лист1.A2:Лист1.A10"/>
            <chart:grid chart:style-name="ch6" chart:class="major"/>
          </chart:axis>
          <chart:axis chart:dimension="y" chart:name="primary-y" chart:style-name="ch7">
            <chart:title svg:x="0.551cm" svg:y="6.517cm" chart:style-name="ch8">
              <text:p>МАРЕ,  доля MAPE&gt;1</text:p>
            </chart:title>
            <chart:grid chart:style-name="ch6" chart:class="major"/>
          </chart:axis>
          <chart:axis chart:dimension="y" chart:name="secondary-y" chart:style-name="ch9">
            <chart:title svg:x="15.119cm" svg:y="6.12cm" chart:style-name="ch10">
              <text:p>Сред. отн. погр.</text:p>
            </chart:title>
          </chart:axis>
          <chart:series chart:attached-axis="primary-y" chart:style-name="ch11" chart:values-cell-range-address="Лист1.B2:Лист1.B10" chart:label-cell-address="Лист1.B1:Лист1.B1" chart:class="chart:bar">
            <chart:data-point chart:repeated="9"/>
          </chart:series>
          <chart:series chart:attached-axis="primary-y" chart:style-name="ch12" chart:values-cell-range-address="Лист1.C2:Лист1.C10" chart:label-cell-address="Лист1.C1:Лист1.C1" chart:class="chart:line">
            <chart:data-point chart:repeated="9"/>
          </chart:series>
          <chart:series chart:attached-axis="primary-y" chart:style-name="ch13" chart:values-cell-range-address="Лист1.D2:Лист1.D10" chart:label-cell-address="Лист1.D1:Лист1.D1" chart:class="chart:line">
            <chart:data-point chart:repeated="9"/>
          </chart:series>
          <chart:series chart:attached-axis="secondary-y" chart:style-name="ch14" chart:values-cell-range-address="Лист1.E2:Лист1.E10" chart:label-cell-address="Лист1.E1:Лист1.E1" chart:class="chart:line">
            <chart:data-point chart:repeated="9"/>
          </chart:series>
          <chart:series chart:attached-axis="secondary-y" chart:style-name="ch15" chart:values-cell-range-address="Лист1.F2:Лист1.F10" chart:label-cell-address="Лист1.F1:Лист1.F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ля МAPE&gt;1</text:p>
                <draw:g>
                  <svg:desc>Лист1.B1:Лист1.B1</svg:desc>
                </draw:g>
              </table:table-cell>
              <table:table-cell office:value-type="string">
                <text:p>MAPE(адп.)</text:p>
                <draw:g>
                  <svg:desc>Лист1.C1:Лист1.C1</svg:desc>
                </draw:g>
              </table:table-cell>
              <table:table-cell office:value-type="string">
                <text:p>MAPE(прог.)</text:p>
                <draw:g>
                  <svg:desc>Лист1.D1:Лист1.D1</svg:desc>
                </draw:g>
              </table:table-cell>
              <table:table-cell office:value-type="string">
                <text:p>Сред. Отн. Ошибка (адп.)</text:p>
                <draw:g>
                  <svg:desc>Лист1.E1:Лист1.E1</svg:desc>
                </draw:g>
              </table:table-cell>
              <table:table-cell office:value-type="string">
                <text:p>Сред. Отн. Ошибка (прог.)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A2:Лист1.A10</svg:desc>
                </draw:g>
              </table:table-cell>
              <table:table-cell office:value-type="float" office:value="0">
                <text:p>0</text:p>
                <draw:g>
                  <svg:desc>Лист1.B2:Лист1.B10</svg:desc>
                </draw:g>
              </table:table-cell>
              <table:table-cell office:value-type="float" office:value="0.053663709514848">
                <text:p>0.053663709514848</text:p>
                <draw:g>
                  <svg:desc>Лист1.C2:Лист1.C10</svg:desc>
                </draw:g>
              </table:table-cell>
              <table:table-cell office:value-type="float" office:value="0.21673140390235">
                <text:p>0.21673140390235</text:p>
                <draw:g>
                  <svg:desc>Лист1.D2:Лист1.D10</svg:desc>
                </draw:g>
              </table:table-cell>
              <table:table-cell office:value-type="float" office:value="0.0190021727453426">
                <text:p>0.0190021727453426</text:p>
                <draw:g>
                  <svg:desc>Лист1.E2:Лист1.E10</svg:desc>
                </draw:g>
              </table:table-cell>
              <table:table-cell office:value-type="float" office:value="0.0172449444322029">
                <text:p>0.0172449444322029</text:p>
                <draw:g>
                  <svg:desc>Лист1.F2:Лист1.F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59128729521007">
                <text:p>0.0359128729521007</text:p>
              </table:table-cell>
              <table:table-cell office:value-type="float" office:value="0.19912870498747">
                <text:p>0.19912870498747</text:p>
              </table:table-cell>
              <table:table-cell office:value-type="float" office:value="0.0157424322756583">
                <text:p>0.0157424322756583</text:p>
              </table:table-cell>
              <table:table-cell office:value-type="float" office:value="0.01725814852786">
                <text:p>0.017258148527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48617426864769">
                <text:p>0.0248617426864769</text:p>
              </table:table-cell>
              <table:table-cell office:value-type="float" office:value="0.184017736809287">
                <text:p>0.184017736809287</text:p>
              </table:table-cell>
              <table:table-cell office:value-type="float" office:value="0.0131792588301431">
                <text:p>0.0131792588301431</text:p>
              </table:table-cell>
              <table:table-cell office:value-type="float" office:value="0.0189469798382843">
                <text:p>0.01894697983828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175748746577702">
                <text:p>0.0175748746577702</text:p>
              </table:table-cell>
              <table:table-cell office:value-type="float" office:value="0.166242822953718">
                <text:p>0.166242822953718</text:p>
              </table:table-cell>
              <table:table-cell office:value-type="float" office:value="0.0108020013645336">
                <text:p>0.0108020013645336</text:p>
              </table:table-cell>
              <table:table-cell office:value-type="float" office:value="0.0212157733507045">
                <text:p>0.0212157733507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29656312971579">
                <text:p>0.0129656312971579</text:p>
              </table:table-cell>
              <table:table-cell office:value-type="float" office:value="0.145769841166889">
                <text:p>0.145769841166889</text:p>
              </table:table-cell>
              <table:table-cell office:value-type="float" office:value="0.00911237144166129">
                <text:p>0.00911237144166129</text:p>
              </table:table-cell>
              <table:table-cell office:value-type="float" office:value="0.0281247721347587">
                <text:p>0.02812477213475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08719141926785">
                <text:p>0.0108719141926785</text:p>
              </table:table-cell>
              <table:table-cell office:value-type="float" office:value="0.138706386721912">
                <text:p>0.138706386721912</text:p>
              </table:table-cell>
              <table:table-cell office:value-type="float" office:value="0.00840542599686176">
                <text:p>0.00840542599686176</text:p>
              </table:table-cell>
              <table:table-cell office:value-type="float" office:value="0.0563034485448993">
                <text:p>0.05630344854489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00968304042384">
                <text:p>0.0100968304042384</text:p>
              </table:table-cell>
              <table:table-cell office:value-type="float" office:value="0.138216637070422">
                <text:p>0.138216637070422</text:p>
              </table:table-cell>
              <table:table-cell office:value-type="float" office:value="0.00845792944261613">
                <text:p>0.00845792944261613</text:p>
              </table:table-cell>
              <table:table-cell office:value-type="float" office:value="0.122375478384467">
                <text:p>0.1223754783844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875">
                <text:p>0.046875</text:p>
              </table:table-cell>
              <table:table-cell office:value-type="float" office:value="0.00994915925174371">
                <text:p>0.00994915925174371</text:p>
              </table:table-cell>
              <table:table-cell office:value-type="float" office:value="0.151410512735436">
                <text:p>0.151410512735436</text:p>
              </table:table-cell>
              <table:table-cell office:value-type="float" office:value="0.00889763723237857">
                <text:p>0.00889763723237857</text:p>
              </table:table-cell>
              <table:table-cell office:value-type="float" office:value="0.401104348739676">
                <text:p>0.4011043487396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375">
                <text:p>0.09375</text:p>
              </table:table-cell>
              <table:table-cell office:value-type="float" office:value="0.00989366978686776">
                <text:p>0.00989366978686776</text:p>
              </table:table-cell>
              <table:table-cell office:value-type="float" office:value="0.17459793226021">
                <text:p>0.17459793226021</text:p>
              </table:table-cell>
              <table:table-cell office:value-type="float" office:value="0.00921852177535623">
                <text:p>0.00921852177535623</text:p>
              </table:table-cell>
              <table:table-cell office:value-type="float" office:value="0.694678132409106">
                <text:p>0.694678132409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0.5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700" draw:opacity="50%" dr3d:edge-rounding="5%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circle" chart:symbol-width="0.25cm" chart:symbol-height="0.25cm" chart:link-data-style-to-source="false" style:rotation-angle="90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circle" chart:symbol-width="0.25cm" chart:symbol-height="0.25cm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712cm" svg:y="0.185cm" style:legend-expansion="wide" chart:style-name="ch2"/>
        <chart:plot-area chart:style-name="ch3" table:cell-range-address="Лист1.A14:Лист1.F22 Лист1.B1:Лист1.F1" chart:data-source-has-labels="both" svg:x="1.331cm" svg:y="1.959cm" svg:width="13.468cm" svg:height="5.88cm">
          <chartooo:coordinate-region svg:x="2.058cm" svg:y="2.158cm" svg:width="12.304cm" svg:height="5.034cm"/>
          <chart:axis chart:dimension="x" chart:name="primary-x" chart:style-name="ch4" chartooo:axis-type="auto">
            <chartooo:date-scale/>
            <chart:title svg:x="7.029cm" svg:y="8.019cm" chart:style-name="ch5">
              <text:p>Размерность</text:p>
            </chart:title>
            <chart:categories table:cell-range-address="Лист1.A14:Лист1.A22"/>
            <chart:grid chart:style-name="ch6" chart:class="major"/>
          </chart:axis>
          <chart:axis chart:dimension="y" chart:name="primary-y" chart:style-name="ch7">
            <chart:title svg:x="0.551cm" svg:y="6.517cm" chart:style-name="ch8">
              <text:p>МАРЕ,  доля MAPE&gt;1</text:p>
            </chart:title>
            <chart:grid chart:style-name="ch6" chart:class="major"/>
          </chart:axis>
          <chart:axis chart:dimension="y" chart:name="secondary-y" chart:style-name="ch9">
            <chart:title svg:x="15.119cm" svg:y="6.12cm" chart:style-name="ch10">
              <text:p>Сред. отн. погр.</text:p>
            </chart:title>
          </chart:axis>
          <chart:series chart:attached-axis="primary-y" chart:style-name="ch11" chart:values-cell-range-address="Лист1.B14:Лист1.B22" chart:label-cell-address="Лист1.B1:Лист1.B1" chart:class="chart:bar">
            <chart:data-point chart:repeated="9"/>
          </chart:series>
          <chart:series chart:attached-axis="primary-y" chart:style-name="ch12" chart:values-cell-range-address="Лист1.C14:Лист1.C22" chart:label-cell-address="Лист1.C1:Лист1.C1" chart:class="chart:line">
            <chart:data-point/>
            <chart:data-point chart:style-name="ch13"/>
            <chart:data-point chart:repeated="7"/>
          </chart:series>
          <chart:series chart:attached-axis="primary-y" chart:style-name="ch14" chart:values-cell-range-address="Лист1.D14:Лист1.D22" chart:label-cell-address="Лист1.D1:Лист1.D1" chart:class="chart:line">
            <chart:data-point chart:repeated="9"/>
          </chart:series>
          <chart:series chart:attached-axis="secondary-y" chart:style-name="ch15" chart:values-cell-range-address="Лист1.E14:Лист1.E22" chart:label-cell-address="Лист1.E1:Лист1.E1" chart:class="chart:line">
            <chart:data-point chart:repeated="9"/>
          </chart:series>
          <chart:series chart:attached-axis="secondary-y" chart:style-name="ch16" chart:values-cell-range-address="Лист1.F14:Лист1.F22" chart:label-cell-address="Лист1.F1:Лист1.F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ля МAPE&gt;1</text:p>
                <draw:g>
                  <svg:desc>Лист1.B1:Лист1.B1</svg:desc>
                </draw:g>
              </table:table-cell>
              <table:table-cell office:value-type="string">
                <text:p>MAPE(адп.)</text:p>
                <draw:g>
                  <svg:desc>Лист1.C1:Лист1.C1</svg:desc>
                </draw:g>
              </table:table-cell>
              <table:table-cell office:value-type="string">
                <text:p>MAPE(прог.)</text:p>
                <draw:g>
                  <svg:desc>Лист1.D1:Лист1.D1</svg:desc>
                </draw:g>
              </table:table-cell>
              <table:table-cell office:value-type="string">
                <text:p>Сред. Отн. Ошибка (адп.)</text:p>
                <draw:g>
                  <svg:desc>Лист1.E1:Лист1.E1</svg:desc>
                </draw:g>
              </table:table-cell>
              <table:table-cell office:value-type="string">
                <text:p>Сред. Отн. Ошибка (прог.)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Лист1.A14:Лист1.A22</svg:desc>
                </draw:g>
              </table:table-cell>
              <table:table-cell office:value-type="float" office:value="0.15625">
                <text:p>0.15625</text:p>
                <draw:g>
                  <svg:desc>Лист1.B14:Лист1.B22</svg:desc>
                </draw:g>
              </table:table-cell>
              <table:table-cell office:value-type="float" office:value="0.0232300980050699">
                <text:p>0.0232300980050699</text:p>
                <draw:g>
                  <svg:desc>Лист1.C14:Лист1.C22</svg:desc>
                </draw:g>
              </table:table-cell>
              <table:table-cell office:value-type="float" office:value="0.295875953624964">
                <text:p>0.295875953624964</text:p>
                <draw:g>
                  <svg:desc>Лист1.D14:Лист1.D22</svg:desc>
                </draw:g>
              </table:table-cell>
              <table:table-cell office:value-type="float" office:value="0.00686635788762924">
                <text:p>0.00686635788762924</text:p>
                <draw:g>
                  <svg:desc>Лист1.E14:Лист1.E22</svg:desc>
                </draw:g>
              </table:table-cell>
              <table:table-cell office:value-type="float" office:value="9.57391437195762">
                <text:p>9.57391437195762</text:p>
                <draw:g>
                  <svg:desc>Лист1.F14:Лист1.F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375">
                <text:p>0.09375</text:p>
              </table:table-cell>
              <table:table-cell office:value-type="float" office:value="0.0183685966839631">
                <text:p>0.0183685966839631</text:p>
              </table:table-cell>
              <table:table-cell office:value-type="float" office:value="0.256721904772871">
                <text:p>0.256721904772871</text:p>
              </table:table-cell>
              <table:table-cell office:value-type="float" office:value="0.00562693461870832">
                <text:p>0.00562693461870832</text:p>
              </table:table-cell>
              <table:table-cell office:value-type="float" office:value="4.44002526172977">
                <text:p>4.440025261729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125">
                <text:p>0.03125</text:p>
              </table:table-cell>
              <table:table-cell office:value-type="float" office:value="0.0130020028324724">
                <text:p>0.0130020028324724</text:p>
              </table:table-cell>
              <table:table-cell office:value-type="float" office:value="0.226755119471524">
                <text:p>0.226755119471524</text:p>
              </table:table-cell>
              <table:table-cell office:value-type="float" office:value="0.0043963230082347">
                <text:p>0.0043963230082347</text:p>
              </table:table-cell>
              <table:table-cell office:value-type="float" office:value="4.19050548481889">
                <text:p>4.19050548481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6875">
                <text:p>0.046875</text:p>
              </table:table-cell>
              <table:table-cell office:value-type="float" office:value="0.00927589150046596">
                <text:p>0.00927589150046596</text:p>
              </table:table-cell>
              <table:table-cell office:value-type="float" office:value="0.200838305301202">
                <text:p>0.200838305301202</text:p>
              </table:table-cell>
              <table:table-cell office:value-type="float" office:value="0.00335305972210048">
                <text:p>0.00335305972210048</text:p>
              </table:table-cell>
              <table:table-cell office:value-type="float" office:value="2.99619661611906">
                <text:p>2.996196616119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0696583073829027">
                <text:p>0.00696583073829027</text:p>
              </table:table-cell>
              <table:table-cell office:value-type="float" office:value="0.181390832821225">
                <text:p>0.181390832821225</text:p>
              </table:table-cell>
              <table:table-cell office:value-type="float" office:value="0.0025338391708402">
                <text:p>0.0025338391708402</text:p>
              </table:table-cell>
              <table:table-cell office:value-type="float" office:value="2.01113374711462">
                <text:p>2.011133747114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8125">
                <text:p>0.078125</text:p>
              </table:table-cell>
              <table:table-cell office:value-type="float" office:value="0.00462978100997047">
                <text:p>0.00462978100997047</text:p>
              </table:table-cell>
              <table:table-cell office:value-type="float" office:value="0.130545736707164">
                <text:p>0.130545736707164</text:p>
              </table:table-cell>
              <table:table-cell office:value-type="float" office:value="0.00177584156891213">
                <text:p>0.00177584156891213</text:p>
              </table:table-cell>
              <table:table-cell office:value-type="float" office:value="0.979855146803397">
                <text:p>0.9798551468033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5625">
                <text:p>0.015625</text:p>
              </table:table-cell>
              <table:table-cell office:value-type="float" office:value="0.00327795382125649">
                <text:p>0.00327795382125649</text:p>
              </table:table-cell>
              <table:table-cell office:value-type="float" office:value="0.110292920844459">
                <text:p>0.110292920844459</text:p>
              </table:table-cell>
              <table:table-cell office:value-type="float" office:value="0.00130681979711368">
                <text:p>0.00130681979711368</text:p>
              </table:table-cell>
              <table:table-cell office:value-type="float" office:value="0.179387094333712">
                <text:p>0.1793870943337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0268633411764037">
                <text:p>0.00268633411764037</text:p>
              </table:table-cell>
              <table:table-cell office:value-type="float" office:value="0.106876605123791">
                <text:p>0.106876605123791</text:p>
              </table:table-cell>
              <table:table-cell office:value-type="float" office:value="0.00106651598382967">
                <text:p>0.00106651598382967</text:p>
              </table:table-cell>
              <table:table-cell office:value-type="float" office:value="0.0462967232417072">
                <text:p>0.04629672324170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625">
                <text:p>0.15625</text:p>
              </table:table-cell>
              <table:table-cell office:value-type="float" office:value="0.00252801357293317">
                <text:p>0.00252801357293317</text:p>
              </table:table-cell>
              <table:table-cell office:value-type="float" office:value="0.133641088890799">
                <text:p>0.133641088890799</text:p>
              </table:table-cell>
              <table:table-cell office:value-type="float" office:value="0.00103066179760972">
                <text:p>0.00103066179760972</text:p>
              </table:table-cell>
              <table:table-cell office:value-type="float" office:value="0.070929879333393">
                <text:p>0.070929879333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